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6b94" officeooo:paragraph-rsid="00056b94" style:font-size-asian="16pt" style:font-size-complex="16pt"/>
    </style:style>
    <style:style style:name="P2" style:family="paragraph" style:parent-style-name="Standard">
      <style:text-properties fo:font-size="16pt" officeooo:rsid="00061d70" officeooo:paragraph-rsid="00061d70" style:font-size-asian="16pt" style:font-size-complex="16pt"/>
    </style:style>
    <style:style style:name="P3" style:family="paragraph" style:parent-style-name="Standard">
      <style:text-properties fo:font-size="12pt" officeooo:rsid="00056b94" officeooo:paragraph-rsid="00056b94" style:font-size-asian="10.5pt" style:font-size-complex="12pt"/>
    </style:style>
    <style:style style:name="P4" style:family="paragraph" style:parent-style-name="Standard">
      <style:text-properties fo:font-size="12pt" officeooo:rsid="0005d188" officeooo:paragraph-rsid="0005d188" style:font-size-asian="10.5pt" style:font-size-complex="12pt"/>
    </style:style>
    <style:style style:name="P5" style:family="paragraph" style:parent-style-name="Standard">
      <style:text-properties fo:font-size="12pt" officeooo:rsid="00061d70" officeooo:paragraph-rsid="00061d70" style:font-size-asian="10.5pt" style:font-size-complex="12pt"/>
    </style:style>
    <style:style style:name="T1" style:family="text">
      <style:text-properties officeooo:rsid="00056b94"/>
    </style:style>
    <style:style style:name="T2" style:family="text">
      <style:text-properties officeooo:rsid="0005d188"/>
    </style:style>
    <style:style style:name="T3" style:family="text">
      <style:text-properties officeooo:rsid="00061d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-3910-3 IoT – Milestone 4: Beta-version</text:p>
      <text:p text:style-name="P2">Thomas Bye Nilsen and Valter Berg</text:p>
      <text:p text:style-name="P1"/>
      <text:p text:style-name="P3">The current state of the project:</text:p>
      <text:p text:style-name="P3">- The senors gather position and battery life.</text:p>
      <text:p text:style-name="P3">- The position of a sensor is displayed on a map, given a time interval.</text:p>
      <text:p text:style-name="P3">- It is possible to use a slider to <text:span text:style-name="T2">change the position along the time line. As you move the slider, the pins on the map move as well.</text:span></text:p>
      <text:p text:style-name="P3">- <text:span text:style-name="T2">Things can be managed from the front-end dashboard</text:span></text:p>
      <text:p text:style-name="P3">- <text:span text:style-name="T3">Login session for a user on the app.</text:span></text:p>
      <text:p text:style-name="P3"/>
      <text:p text:style-name="P4">Features that remain:</text:p>
      <text:p text:style-name="P4"><text:span text:style-name="T1">- Temperature sensors remain to be connected.</text:span></text:p>
      <text:p text:style-name="P4">- Calculate the distance <text:span text:style-name="T3">traveled</text:span> by one individual in the time interval.</text:p>
      <text:p text:style-name="P4">- Downlink transmission from dashboard to things – it should be possible to <text:span text:style-name="T3">adjust the update rate of the things. This is where battery life comes into play. The front-end should be able to estimate battery time left for each thing.</text:span></text:p>
      <text:p text:style-name="P4">- <text:span text:style-name="T3">Some visual effects, such as color map corresponding to a temperature reading and some tiny adjustments on buttons, datepickers, links, etc… .</text:span></text:p>
      <text:p text:style-name="P4">- <text:span text:style-name="T3">Find center of pack. Use Euclidean geometry to achieve this.</text:span></text:p>
      <text:p text:style-name="P4"/>
      <text:p text:style-name="P5">Notable observations so far: </text:p>
      <text:p text:style-name="P5">- the GPS coverage area in Tromsø has many gaps. This impose some practical limitations on a useful use-case (for example tracking sheep). However, because of the gaps, it is possible to map the coverage available in Tromsø. This point is relevant to the final report.</text:p>
      <text:p text:style-name="P3"/>
      <text:p text:style-name="P3">- <text:span text:style-name="T3">The accelerometer readings fluctuate so much that it might not be possible to use it to discover a dead animal. To alert of a dead animal is still an open probl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00:30.443088922</meta:creation-date>
    <dc:date>2018-04-16T14:22:13.704816764</dc:date>
    <meta:editing-duration>PT2H39M43S</meta:editing-duration>
    <meta:editing-cycles>1</meta:editing-cycles>
    <meta:document-statistic meta:table-count="0" meta:image-count="0" meta:object-count="0" meta:page-count="1" meta:paragraph-count="17" meta:word-count="265" meta:character-count="1490" meta:non-whitespace-character-count="1238"/>
    <meta:generator>LibreOffice/5.1.6.2$Linux_X86_64 LibreOffice_project/10m0$Build-2</meta:generator>
  </office:meta>
</office:document-meta>
</file>